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6pt" fo:font-weight="normal" officeooo:rsid="00115272" officeooo:paragraph-rsid="00115272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20pt" fo:font-weight="bold" officeooo:rsid="00115272" officeooo:paragraph-rsid="00115272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 final tema 2 ejercicio 2 </text:p>
      <text:p text:style-name="P2"/>
      <text:p text:style-name="P1">Los errores que he localizado son que había un else en la parte de assist faltaba el print para mostrar los resultado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7:42:52.162708910</meta:creation-date>
    <dc:date>2025-11-21T17:45:28.960901874</dc:date>
    <meta:editing-duration>PT2M3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28" meta:character-count="154" meta:non-whitespace-character-count="126"/>
  </office:meta>
</office:document-meta>
</file>